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3208DA94A76.png" manifest:media-type="image/png"/>
  <manifest:file-entry manifest:full-path="Pictures/10000201000003700000029A2D2D19D5.png" manifest:media-type="image/png"/>
  <manifest:file-entry manifest:full-path="Pictures/10000201000004EE0000043DD9355AEC.png" manifest:media-type="image/png"/>
  <manifest:file-entry manifest:full-path="Pictures/100002010000048600000346E0A8D4FF.png" manifest:media-type="image/png"/>
  <manifest:file-entry manifest:full-path="Pictures/100002010000064A0000037D7006721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cc99cc" draw:opacity="50%" draw:opacity-name="" draw:textarea-horizontal-align="justify" draw:textarea-vertical-align="middle" draw:auto-grow-height="false"/>
    </style:style>
    <style:style style:name="gr2" style:family="graphic" style:parent-style-name="standard">
      <style:graphic-properties draw:stroke="none" draw:fill-color="#99cc66" draw:opacity="50%" draw:opacity-name="" draw:textarea-horizontal-align="justify" draw:textarea-vertical-align="middle" draw:auto-grow-height="false"/>
    </style:style>
    <style:style style:name="gr3" style:family="graphic" style:parent-style-name="standard">
      <style:graphic-properties draw:stroke="none" draw:opacity="50%" draw:opacity-name="" draw:textarea-horizontal-align="justify" draw:textarea-vertical-align="middle" draw:auto-grow-height="false"/>
    </style:style>
    <style:style style:name="gr4" style:family="graphic" style:parent-style-name="standard">
      <style:graphic-properties draw:stroke="none" draw:fill-color="#99cccc" draw:textarea-vertical-align="middle"/>
    </style:style>
    <style:style style:name="gr5" style:family="graphic" style:parent-style-name="standard">
      <style:graphic-properties svg:stroke-color="#9999ff" draw:fill-color="#000099" draw:textarea-horizontal-align="justify" draw:textarea-vertical-align="middle" draw:auto-grow-height="false"/>
    </style:style>
    <style:style style:name="gr6"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ccff" draw:fill-color="#cc6699" draw:textarea-vertical-align="middle"/>
    </style:style>
    <style:style style:name="gr8" style:family="graphic" style:parent-style-name="standard">
      <style:graphic-properties draw:stroke="solid" svg:stroke-color="#ccffcc" draw:fill-color="#99cc66" draw:textarea-vertical-align="middle"/>
    </style:style>
    <style:style style:name="gr9" style:family="graphic" style:parent-style-name="standard">
      <style:graphic-properties draw:stroke="none" draw:fill-color="#ffffff" draw:opacity="100%" draw:opacity-name="" draw:textarea-vertical-align="top"/>
    </style:style>
    <style:style style:name="gr10" style:family="graphic" style:parent-style-name="standard">
      <style:graphic-properties svg:stroke-color="#99ccff" draw:textarea-vertical-align="middle"/>
    </style:style>
    <style:style style:name="gr11" style:family="graphic" style:parent-style-name="standard">
      <style:graphic-properties draw:textarea-vertical-align="middle"/>
    </style:style>
    <style:style style:name="P1" style:family="paragraph">
      <style:paragraph-properties fo:text-align="start"/>
    </style:style>
    <style:style style:name="P2" style:family="paragraph">
      <style:paragraph-properties fo:text-align="center"/>
      <style:text-properties fo:font-size="40pt" style:font-size-asian="40pt" style:font-size-complex="40pt"/>
    </style:style>
    <style:style style:name="P3" style:family="paragraph">
      <style:paragraph-properties fo:text-align="start"/>
      <style:text-properties fo:font-size="40pt" style:font-size-asian="40pt" style:font-size-complex="40pt"/>
    </style:style>
    <style:style style:name="P4" style:family="paragraph">
      <style:paragraph-properties fo:text-align="center"/>
      <style:text-properties fo:color="#ffffff" fo:font-size="88pt" style:font-size-asian="88pt" style:font-size-complex="88pt"/>
    </style:style>
    <style:style style:name="P5" style:family="paragraph">
      <style:paragraph-properties fo:text-align="center"/>
    </style:style>
    <style:style style:name="P6" style:family="paragraph">
      <style:paragraph-properties fo:text-align="center"/>
      <style:text-properties fo:font-size="44pt" style:font-size-asian="44pt" style:font-size-complex="44pt"/>
    </style:style>
    <style:style style:name="P7" style:family="paragraph">
      <style:paragraph-properties fo:text-align="center"/>
      <style:text-properties fo:font-size="44pt" fo:text-shadow="1pt 1pt" style:font-size-asian="44pt" style:font-size-complex="44pt"/>
    </style:style>
    <style:style style:name="P8" style:family="paragraph">
      <style:paragraph-properties fo:text-align="center"/>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28pt" style:font-size-asian="28pt" style:font-size-complex="28pt"/>
    </style:style>
    <style:style style:name="T4" style:family="text">
      <style:text-properties fo:color="#ffffff" fo:font-size="88pt" style:font-size-asian="88pt" style:font-size-complex="88pt"/>
    </style:style>
    <style:style style:name="T5" style:family="text">
      <style:text-properties fo:font-size="44pt" style:font-size-asian="44pt" style:font-size-complex="44pt"/>
    </style:style>
    <style:style style:name="T6" style:family="text">
      <style:text-properties fo:font-size="40pt" style:font-size-asian="40pt" style:font-size-complex="40pt"/>
    </style:style>
    <style:style style:name="T7" style:family="text">
      <style:text-properties fo:font-size="26pt" style:font-size-asian="26pt" style:font-size-complex="26pt"/>
    </style:style>
    <style:style style:name="T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36.2cm" svg:height="22.463cm" svg:x="1.2cm" svg:y="60.5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text:tab/>アラーム部分のやりとりを表した図。</text:p>
          <text:p text:style-name="P1"><text:tab/>アラーム設定画面で時間と音の設定を行うとカウントダウン処理が始まり、指定した時間にアラーム音を鳴らす。</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0.7cm" svg:height="24.2cm" svg:x="27.7cm" svg:y="34.5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アプリのカレンダー部分のやりとりを表した図。</text:p>
          <text:p text:style-name="P1"><text:tab/>カレンダー部分とtodoリストの切り替えが常にできる。todoリストでは、追加・削除が行える。</text:p>
          <text:p text:style-name="P1"/>
          <text:p text:style-name="P1"/>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3cm" svg:height="24.6cm" svg:x="1.3cm" svg:y="34.1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text:tab/>アプリの細かい部分を示したものである。</text:p>
          <text:p text:style-name="P1"><text:tab/><text:tab/>クラス間同士の関係性を理解することが出来る。</text:p>
          <text:p text:style-name="P1"><text:tab/><text:tab/>これにより、アプリの大まかな概要を捉えやすい。</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3.5cm" svg:height="20cm" svg:x="34.4cm" svg:y="12.6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アプリが一体全体どういうものなのか把握しやすい。</text:p>
          <text:p text:style-name="P1">　<text:tab/>・アラームを選択すると、起こして欲しいボイスを選択出来る。</text:p>
          <text:p text:style-name="P1">　<text:tab/>・スケジュールから、予定を作成することが出来る。</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2" draw:layer="layout" svg:width="23.1cm" svg:height="9cm" svg:x="34.3cm" svg:y="2.2cm">
          <text:p text:style-name="P2"><text:span text:style-name="T1">-</text:span><text:span text:style-name="T1">モデリング</text:span><text:span text:style-name="T1">I</text:span><text:span text:style-name="T1">班</text:span><text:span text:style-name="T1">-</text:span></text:p>
          <text:p text:style-name="P2"><text:span text:style-name="T2"/></text:p>
          <text:p text:style-name="P3"><text:span text:style-name="T3"><text:tab/></text:span><text:span text:style-name="T3">e125766 </text:span><text:span text:style-name="T3">稲福 也美　</text:span><text:span text:style-name="T3">e135703 </text:span><text:span text:style-name="T3">當山 雄太</text:span></text:p>
          <text:p text:style-name="P3"><text:span text:style-name="T3"><text:tab/></text:span><text:span text:style-name="T3">e135726 </text:span><text:span text:style-name="T3">佐次田 新泰　</text:span><text:span text:style-name="T3">e135741 </text:span><text:span text:style-name="T3">坂元 開</text:span></text:p>
          <text:p text:style-name="P3"><text:span text:style-name="T3"><text:tab/></text:span><text:span text:style-name="T3">e135751 </text:span><text:span text:style-name="T3">北園 修平</text:span></text:p>
        </draw:rect>
        <draw:custom-shape draw:style-name="gr5" draw:text-style-name="P4" draw:layer="layout" svg:width="30.7cm" svg:height="7cm" svg:x="2.2cm" svg:y="2cm">
          <text:p text:style-name="P4"><text:span text:style-name="T4">アプリ名</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text-style-name="P5" draw:layer="layout" svg:width="32.6cm" svg:height="17.6cm" svg:x="2.198cm" svg:y="62.413cm">
          <draw:image xlink:href="Pictures/100002010000064A0000037D7006721A.png" xlink:type="simple" xlink:show="embed" xlink:actuate="onLoad">
            <text:p/>
          </draw:image>
        </draw:frame>
        <draw:frame draw:style-name="gr6" draw:text-style-name="P5" draw:layer="layout" svg:width="27.7cm" svg:height="18.67cm" svg:x="29.5cm" svg:y="36.3cm">
          <draw:image xlink:href="Pictures/100002010000048600000346E0A8D4FF.png" xlink:type="simple" xlink:show="embed" xlink:actuate="onLoad">
            <text:p/>
          </draw:image>
        </draw:frame>
        <draw:rect draw:style-name="gr7" draw:text-style-name="P6" draw:layer="layout" svg:width="24.123cm" svg:height="2.6cm" svg:x="31.177cm" svg:y="33.1cm">
          <text:p text:style-name="P6"><text:span text:style-name="T5">シーケンス図</text:span><text:span text:style-name="T5">(</text:span><text:span text:style-name="T5">カレンダー</text:span><text:span text:style-name="T5">)</text:span></text:p>
        </draw:rect>
        <draw:rect draw:style-name="gr8" draw:text-style-name="P6" draw:layer="layout" svg:width="20.9cm" svg:height="2.6cm" svg:x="3.6cm" svg:y="33.1cm">
          <text:p text:style-name="P6"><text:span text:style-name="T5">クラス図</text:span></text:p>
        </draw:rect>
        <draw:frame draw:style-name="gr6" draw:text-style-name="P5" draw:layer="layout" svg:width="21.217cm" svg:height="18.6cm" svg:x="3.483cm" svg:y="36.6cm">
          <draw:image xlink:href="Pictures/10000201000004EE0000043DD9355AEC.png" xlink:type="simple" xlink:show="embed" xlink:actuate="onLoad">
            <text:p/>
          </draw:image>
        </draw:frame>
        <draw:frame draw:style-name="gr6" draw:text-style-name="P5" draw:layer="layout" svg:width="20.806cm" svg:height="13.4cm" svg:x="35.798cm" svg:y="15.027cm">
          <draw:image xlink:href="Pictures/10000201000003700000029A2D2D19D5.png" xlink:type="simple" xlink:show="embed" xlink:actuate="onLoad">
            <text:p/>
          </draw:image>
        </draw:frame>
        <draw:rect draw:style-name="gr9" draw:text-style-name="P3" draw:layer="layout" svg:width="29.5cm" svg:height="7.539cm" svg:x="2.9cm" svg:y="9.661cm">
          <text:p text:style-name="P3"><text:span text:style-name="T6">どのようなアプリか？</text:span></text:p>
          <text:p text:style-name="P3"><text:span text:style-name="T7">朝起きれない学生を対象とし、アラーム機能をコンセプトとした。</text:span></text:p>
          <text:p text:style-name="P3"><text:span text:style-name="T7">ただ単に起こすのではなく、イケメンのボイスを搭載することで、</text:span></text:p>
          <text:p text:style-name="P3"><text:span text:style-name="T7">快適に起きられるように目指した。また、スケジュール機能も追加し、</text:span></text:p>
          <text:p text:style-name="P3"><text:span text:style-name="T7">課題に追われてる学生が予定を立てやすいようにした。</text:span></text:p>
        </draw:rect>
        <draw:rect draw:style-name="gr10" draw:text-style-name="P7" draw:layer="layout" svg:width="16.896cm" svg:height="2.6cm" svg:x="37.4cm" svg:y="11.6cm">
          <text:p text:style-name="P6"><text:span text:style-name="T5">ユースケース図</text:span></text:p>
        </draw:rect>
        <draw:rect draw:style-name="gr11" draw:text-style-name="P8" draw:layer="layout" svg:width="30.3cm" svg:height="14.3cm" svg:x="2.5cm" svg:y="17.6cm">
          <text:p text:style-name="P5"><text:span text:style-name="T8">アプリのスクショ</text:span></text:p>
        </draw:rect>
        <draw:frame draw:style-name="gr6" draw:text-style-name="P5" draw:layer="layout" svg:width="13.367cm" svg:height="17.824cm" svg:x="43.533cm" svg:y="64cm">
          <draw:image xlink:href="Pictures/1000020100000258000003208DA94A76.png" xlink:type="simple" xlink:show="embed" xlink:actuate="onLoad">
            <text:p/>
          </draw:image>
        </draw:frame>
        <draw:rect draw:style-name="gr7" draw:text-style-name="P6" draw:layer="layout" svg:width="28.7cm" svg:height="2.623cm" svg:x="4.5cm" svg:y="59.3cm">
          <text:p text:style-name="P6"><text:span text:style-name="T5">シーケンス図</text:span><text:span text:style-name="T5">(</text:span><text:span text:style-name="T5">アラーム</text:span><text:span text:style-name="T5">)</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2:59:15.712104000</meta:creation-date>
    <dc:date>2015-02-21T13:54:40.866592000</dc:date>
    <meta:editing-duration>PT9H23M55S</meta:editing-duration>
    <meta:editing-cycles>4</meta:editing-cycles>
    <meta:generator>LibreOffice/4.2.5.2$MacOSX_X86_64 LibreOffice_project/61cb170a04bb1f12e77c884eab9192be736ec5f5</meta:generator>
    <meta:document-statistic meta:object-count="17"/>
  </office:meta>
</office:document-meta>
</file>